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e2bf" officeooo:paragraph-rsid="00189636"/>
    </style:style>
    <style:style style:name="P2" style:family="paragraph" style:parent-style-name="Text_20_body">
      <style:text-properties fo:font-size="8pt" officeooo:rsid="002c3369" officeooo:paragraph-rsid="002c3369" style:font-size-asian="8pt" style:font-size-complex="8pt"/>
    </style:style>
    <style:style style:name="P3" style:family="paragraph" style:parent-style-name="Text_20_body">
      <style:text-properties fo:font-size="8pt" officeooo:rsid="002c3369" officeooo:paragraph-rsid="00189636" style:font-size-asian="8pt" style:font-size-complex="8pt"/>
    </style:style>
    <style:style style:name="P4" style:family="paragraph" style:parent-style-name="Text_20_body">
      <style:text-properties fo:font-size="8pt" officeooo:rsid="0031453c" officeooo:paragraph-rsid="002e22f3" style:font-size-asian="8pt" style:font-size-complex="8pt"/>
    </style:style>
    <style:style style:name="P5" style:family="paragraph" style:parent-style-name="Text_20_body">
      <style:text-properties fo:font-weight="bold" officeooo:rsid="00189636" officeooo:paragraph-rsid="00189636" style:font-weight-asian="bold" style:font-weight-complex="bold"/>
    </style:style>
    <style:style style:name="P6" style:family="paragraph" style:parent-style-name="Text_20_body">
      <style:text-properties fo:font-weight="bold" officeooo:rsid="00357652" officeooo:paragraph-rsid="00357652" style:font-weight-asian="bold" style:font-weight-complex="bold"/>
    </style:style>
    <style:style style:name="P7" style:family="paragraph" style:parent-style-name="Text_20_body">
      <style:text-properties fo:font-size="7pt" fo:font-style="italic" officeooo:rsid="003707b4" officeooo:paragraph-rsid="003707b4" style:font-size-asian="7pt" style:font-style-asian="italic" style:font-size-complex="7pt" style:font-style-complex="italic"/>
    </style:style>
    <style:style style:name="P8" style:family="paragraph" style:parent-style-name="Text_20_body">
      <style:text-properties fo:font-size="7pt" fo:font-style="italic" officeooo:rsid="003707b4" officeooo:paragraph-rsid="0038c4b8" style:font-size-asian="7pt" style:font-style-asian="italic" style:font-size-complex="7pt" style:font-style-complex="italic"/>
    </style:style>
    <style:style style:name="P9" style:family="paragraph" style:parent-style-name="Text_20_body">
      <style:text-properties fo:font-size="7pt" fo:font-style="italic" style:text-underline-style="none" officeooo:rsid="003dcb5a" officeooo:paragraph-rsid="003dcb5a" style:font-size-asian="7pt" style:font-style-asian="italic" style:font-size-complex="7pt" style:font-style-complex="italic"/>
    </style:style>
    <style:style style:name="P10" style:family="paragraph" style:parent-style-name="Text_20_body">
      <style:text-properties fo:font-size="7pt" fo:font-style="italic" style:text-underline-style="none" officeooo:rsid="003e53ae" officeooo:paragraph-rsid="003e53ae" style:font-size-asian="7pt" style:font-style-asian="italic" style:font-size-complex="7pt" style:font-style-complex="italic"/>
    </style:style>
    <style:style style:name="P11" style:family="paragraph" style:parent-style-name="Text_20_body">
      <style:text-properties officeooo:rsid="003b4b70" officeooo:paragraph-rsid="003b4b70"/>
    </style:style>
    <style:style style:name="P12" style:family="paragraph" style:parent-style-name="Text_20_body">
      <style:text-properties fo:font-style="normal" style:text-underline-style="none" officeooo:rsid="003dcb5a" officeooo:paragraph-rsid="003dcb5a" style:font-style-asian="normal" style:font-style-complex="normal"/>
    </style:style>
    <style:style style:name="P13" style:family="paragraph" style:parent-style-name="Text_20_body">
      <style:text-properties officeooo:rsid="0045b6c9" officeooo:paragraph-rsid="0045b6c9"/>
    </style:style>
    <style:style style:name="P14" style:family="paragraph" style:parent-style-name="Text_20_body" style:list-style-name="L1">
      <style:text-properties officeooo:rsid="00357652" officeooo:paragraph-rsid="00357652"/>
    </style:style>
    <style:style style:name="P15" style:family="paragraph" style:parent-style-name="Text_20_body" style:list-style-name="L2">
      <style:text-properties officeooo:rsid="00357652" officeooo:paragraph-rsid="00357652"/>
    </style:style>
    <style:style style:name="P16" style:family="paragraph" style:parent-style-name="Text_20_body">
      <style:text-properties officeooo:rsid="00357652" officeooo:paragraph-rsid="00357652"/>
    </style:style>
    <style:style style:name="P17" style:family="paragraph" style:parent-style-name="Text_20_body" style:list-style-name="L1">
      <style:text-properties officeooo:rsid="00536a89" officeooo:paragraph-rsid="00536a89"/>
    </style:style>
    <style:style style:name="P18" style:family="paragraph" style:parent-style-name="Text_20_body" style:list-style-name="L1">
      <style:text-properties officeooo:rsid="00425233" officeooo:paragraph-rsid="00441019"/>
    </style:style>
    <style:style style:name="P19" style:family="paragraph" style:parent-style-name="Text_20_body" style:list-style-name="L1">
      <style:text-properties fo:font-size="10pt" officeooo:rsid="00425233" officeooo:paragraph-rsid="00441019" style:font-size-asian="10pt" style:font-size-complex="10pt"/>
    </style:style>
    <style:style style:name="P20" style:family="paragraph" style:parent-style-name="Text_20_body" style:list-style-name="L2">
      <style:text-properties fo:font-size="10pt" officeooo:rsid="0044b966" officeooo:paragraph-rsid="0044b966" style:font-size-asian="10pt" style:font-size-complex="10pt"/>
    </style:style>
    <style:style style:name="P21" style:family="paragraph" style:parent-style-name="Text_20_body" style:list-style-name="L2">
      <style:text-properties officeooo:rsid="0044b966" officeooo:paragraph-rsid="0044b966"/>
    </style:style>
    <style:style style:name="P22" style:family="paragraph" style:parent-style-name="Text_20_body">
      <style:text-properties fo:font-size="7pt" fo:font-style="italic" officeooo:rsid="003b4b70" officeooo:paragraph-rsid="003b4b70" style:font-size-asian="7pt" style:font-style-asian="italic" style:font-size-complex="7pt" style:font-style-complex="italic"/>
    </style:style>
    <style:style style:name="P23" style:family="paragraph" style:parent-style-name="Text_20_body">
      <style:text-properties fo:font-size="7pt" fo:font-style="italic" officeooo:rsid="00577a93" officeooo:paragraph-rsid="00577a93" style:font-size-asian="7pt" style:font-style-asian="italic" style:font-size-complex="7pt" style:font-style-complex="italic"/>
    </style:style>
    <style:style style:name="P24" style:family="paragraph" style:parent-style-name="Text_20_body">
      <style:text-properties fo:font-size="7pt" fo:font-style="italic" officeooo:rsid="00363952" officeooo:paragraph-rsid="003707b4" style:font-size-asian="7pt" style:font-style-asian="italic" style:font-size-complex="7pt" style:font-style-complex="italic"/>
    </style:style>
    <style:style style:name="P25" style:family="paragraph" style:parent-style-name="Text_20_body">
      <style:text-properties fo:font-size="7pt" fo:font-style="italic" officeooo:rsid="003707b4" officeooo:paragraph-rsid="003707b4" style:font-size-asian="7pt" style:font-style-asian="italic" style:font-size-complex="7pt" style:font-style-complex="italic"/>
    </style:style>
    <style:style style:name="P26" style:family="paragraph" style:parent-style-name="Text_20_body">
      <style:text-properties fo:font-size="7pt" fo:font-style="italic" style:text-underline-style="none" officeooo:rsid="003dcb5a" officeooo:paragraph-rsid="003dcb5a" style:font-size-asian="7pt" style:font-style-asian="italic" style:font-size-complex="7pt" style:font-style-complex="italic"/>
    </style:style>
    <style:style style:name="P27" style:family="paragraph" style:parent-style-name="Text_20_body">
      <style:text-properties officeooo:rsid="00577a93" officeooo:paragraph-rsid="00577a93"/>
    </style:style>
    <style:style style:name="P28" style:family="paragraph" style:parent-style-name="Text_20_body">
      <style:text-properties officeooo:paragraph-rsid="0032a4fc"/>
    </style:style>
    <style:style style:name="P29" style:family="paragraph" style:parent-style-name="Text_20_body">
      <style:text-properties officeooo:rsid="003707b4" officeooo:paragraph-rsid="0038c4b8"/>
    </style:style>
    <style:style style:name="P30" style:family="paragraph" style:parent-style-name="Text_20_body">
      <style:text-properties officeooo:rsid="005c5604" officeooo:paragraph-rsid="0038c4b8"/>
    </style:style>
    <style:style style:name="P31" style:family="paragraph" style:parent-style-name="Text_20_body">
      <style:text-properties officeooo:rsid="003ad739" officeooo:paragraph-rsid="003ad739"/>
    </style:style>
    <style:style style:name="P32" style:family="paragraph" style:parent-style-name="Text_20_body">
      <style:text-properties officeooo:rsid="00390c7a" officeooo:paragraph-rsid="00390c7a"/>
    </style:style>
    <style:style style:name="P33" style:family="paragraph" style:parent-style-name="Text_20_body">
      <style:text-properties officeooo:rsid="003b4b70" officeooo:paragraph-rsid="003b4b70"/>
    </style:style>
    <style:style style:name="P34" style:family="paragraph" style:parent-style-name="Text_20_body">
      <style:text-properties officeooo:rsid="0045b6c9" officeooo:paragraph-rsid="0045b6c9"/>
    </style:style>
    <style:style style:name="P35" style:family="paragraph" style:parent-style-name="Text_20_body">
      <style:text-properties fo:font-size="13pt" fo:font-weight="bold" officeooo:rsid="0032a4fc" officeooo:paragraph-rsid="00357652" style:font-size-asian="13pt" style:font-weight-asian="bold" style:font-size-complex="13pt" style:font-weight-complex="bold"/>
    </style:style>
    <style:style style:name="P36" style:family="paragraph" style:parent-style-name="Text_20_body">
      <style:text-properties fo:font-size="13pt" fo:font-weight="bold" officeooo:rsid="0058bde4" officeooo:paragraph-rsid="0058bde4" style:font-size-asian="13pt" style:font-weight-asian="bold" style:font-size-complex="13pt" style:font-weight-complex="bold"/>
    </style:style>
    <style:style style:name="P37" style:family="paragraph" style:parent-style-name="Title">
      <style:text-properties fo:font-size="20pt" style:font-size-asian="20pt" style:font-size-complex="20pt"/>
    </style:style>
    <style:style style:name="T1" style:family="text">
      <style:text-properties officeooo:rsid="0021f56a"/>
    </style:style>
    <style:style style:name="T2" style:family="text">
      <style:text-properties officeooo:rsid="003259cb"/>
    </style:style>
    <style:style style:name="T3" style:family="text">
      <style:text-properties officeooo:rsid="0032a4fc"/>
    </style:style>
    <style:style style:name="T4" style:family="text">
      <style:text-properties officeooo:rsid="00363952"/>
    </style:style>
    <style:style style:name="T5" style:family="text">
      <style:text-properties fo:font-size="7pt" fo:font-style="italic" style:font-size-asian="7pt" style:font-style-asian="italic" style:font-size-complex="7pt" style:font-style-complex="italic"/>
    </style:style>
    <style:style style:name="T6" style:family="text">
      <style:text-properties fo:font-size="7pt" fo:font-style="italic" officeooo:rsid="003cff4b" style:font-size-asian="7pt" style:font-style-asian="italic" style:font-size-complex="7pt" style:font-style-complex="italic"/>
    </style:style>
    <style:style style:name="T7" style:family="text">
      <style:text-properties officeooo:rsid="003707b4"/>
    </style:style>
    <style:style style:name="T8" style:family="text">
      <style:text-properties fo:font-style="italic" officeooo:rsid="003b4b70" style:font-style-asian="italic" style:font-style-complex="italic"/>
    </style:style>
    <style:style style:name="T9" style:family="text">
      <style:text-properties fo:font-style="italic" officeooo:rsid="003fcc81" style:font-style-asian="italic" style:font-style-complex="italic"/>
    </style:style>
    <style:style style:name="T10" style:family="text">
      <style:text-properties fo:font-style="italic" officeooo:rsid="0062cc5f" style:font-style-asian="italic" style:font-style-complex="italic"/>
    </style:style>
    <style:style style:name="T11" style:family="text">
      <style:text-properties officeooo:rsid="0038c4b8"/>
    </style:style>
    <style:style style:name="T12" style:family="text">
      <style:text-properties officeooo:rsid="003b4b70"/>
    </style:style>
    <style:style style:name="T13" style:family="text">
      <style:text-properties officeooo:rsid="003dcb5a"/>
    </style:style>
    <style:style style:name="T14" style:family="text">
      <style:text-properties officeooo:rsid="003fcc81"/>
    </style:style>
    <style:style style:name="T15" style:family="text">
      <style:text-properties fo:font-size="10pt" style:font-size-asian="10pt" style:font-size-complex="10pt"/>
    </style:style>
    <style:style style:name="T16" style:family="text">
      <style:text-properties fo:font-size="10pt" officeooo:rsid="004b8c52" style:font-size-asian="10pt" style:font-size-complex="10pt"/>
    </style:style>
    <style:style style:name="T17" style:family="text">
      <style:text-properties fo:font-size="10pt" officeooo:rsid="00540a5e" style:font-size-asian="10pt" style:font-size-complex="10pt"/>
    </style:style>
    <style:style style:name="T18" style:family="text">
      <style:text-properties fo:font-size="10pt" officeooo:rsid="00536a89" style:font-size-asian="10pt" style:font-size-complex="10pt"/>
    </style:style>
    <style:style style:name="T19" style:family="text">
      <style:text-properties fo:font-size="10pt" officeooo:rsid="00680e1e" style:font-size-asian="10pt" style:font-size-complex="10pt"/>
    </style:style>
    <style:style style:name="T20" style:family="text">
      <style:text-properties officeooo:rsid="004d4c14"/>
    </style:style>
    <style:style style:name="T21" style:family="text">
      <style:text-properties officeooo:rsid="004f1f0d"/>
    </style:style>
    <style:style style:name="T22" style:family="text">
      <style:text-properties officeooo:rsid="005a00a9"/>
    </style:style>
    <style:style style:name="T23" style:family="text">
      <style:text-properties officeooo:rsid="005b341a"/>
    </style:style>
    <style:style style:name="T24" style:family="text">
      <style:text-properties officeooo:rsid="005c5604"/>
    </style:style>
    <style:style style:name="T25" style:family="text">
      <style:text-properties officeooo:rsid="005f2146"/>
    </style:style>
    <style:style style:name="T26" style:family="text">
      <style:text-properties officeooo:rsid="0062cc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2">Face Detection </text:span>Sample<text:span text:style-name="T2"> </text:span></text:p>
      <text:p text:style-name="P1"><text:span text:style-name="T3">This</text:span> <text:span text:style-name="T3">sample demonstrates</text:span> how to get a camera preview, capture an image by using<text:span text:style-name="T1"> </text:span>Camera2 API and retrieve the detected face information from the captured image by using FaceDetector and FaceDector.Face AIPs. </text:p>
      <text:p text:style-name="P35">Introduction</text:p>
      <text:p text:style-name="P28"><text:span text:style-name="T3">This document will focus on how to retrieve face information through FaceDetector and FaceDetector.Face APIs with providing few snippets, as well briefly talk about some UI implementation. You can find the basic usage of Camera2 API in the sample code, but details will not be explain here, for detailed information please refer to </text:span><text:a xlink:type="simple" xlink:href="https://developer.android.com/reference/android/hardware/camera2/package-summary.html"><text:span text:style-name="T3">Camera2</text:span></text:a> <text:span text:style-name="T3">for official information.</text:span></text:p>
      <text:p text:style-name="P36">Structure</text:p>
      <text:p text:style-name="P16">This sample contains two activities, respectively, MainActivity and DisplayFaceInfoActivity. All functionalities regarding to Camera2 API are implemented in MainActivity.<text:span text:style-name="T22"> </text:span>DisplayFaceInfoActivity implements face detection functionalities.</text:p>
      <text:p text:style-name="P27"><text:span text:style-name="T25">In order</text:span> to start any device cameras, and write external storage, certain permissions are set in the application.</text:p>
      <text:p text:style-name="P23"><text:s text:c="4"/>&lt;uses-permission android:name="android.permission.CAMERA" /&gt;</text:p>
      <text:p text:style-name="P23"><text:s text:c="4"/>&lt;uses-permission android:name="android.permission.WRITE_EXTERNAL_STORAGE" /&gt;</text:p>
      <text:p text:style-name="P6">MainActivity</text:p>
      <text:list xml:id="list5385743937569342029" text:style-name="L1">
        <text:list-item>
          <text:p text:style-name="P14">Get and display camera preview</text:p>
        </text:list-item>
        <text:list-item>
          <text:p text:style-name="P14">Capture image</text:p>
        </text:list-item>
        <text:list-item>
          <text:p text:style-name="P14">Save image <text:span text:style-name="T23">to</text:span> the external storage</text:p>
        </text:list-item>
        <text:list-item>
          <text:p text:style-name="P17">UI</text:p>
          <text:list>
            <text:list-item>
              <text:p text:style-name="P19">SurfaceView: holds camear preview</text:p>
            </text:list-item>
            <text:list-item>
              <text:p text:style-name="P18"><text:span text:style-name="T15">Button CAPTURE: capture</text:span><text:span text:style-name="T16">s</text:span><text:span text:style-name="T15"> the image </text:span><text:span text:style-name="T16">on click</text:span></text:p>
            </text:list-item>
            <text:list-item>
              <text:p text:style-name="P18"><text:span text:style-name="T15">Button FACEINFO: satrt</text:span><text:span text:style-name="T16">s</text:span><text:span text:style-name="T15"> DisplayFaceInfoActivity which displays captured image and display </text:span><text:span text:style-name="T16">detected</text:span><text:span text:style-name="T15"> face information. </text:span></text:p>
            </text:list-item>
          </text:list>
        </text:list-item>
      </text:list>
      <text:p text:style-name="P6">DisplayFaceInfoActivity</text:p>
      <text:list xml:id="list6564426004752912022" text:style-name="L2">
        <text:list-item>
          <text:p text:style-name="P15">Read<text:span text:style-name="T21">s</text:span> <text:span text:style-name="T20">and displays </text:span>the saved file as Bitmap</text:p>
        </text:list-item>
        <text:list-item>
          <text:p text:style-name="P15">Detect<text:span text:style-name="T21">s</text:span> face information</text:p>
        </text:list-item>
        <text:list-item>
          <text:p text:style-name="P21">UI</text:p>
          <text:list>
            <text:list-item>
              <text:p text:style-name="P20">ImageView displays the captured image</text:p>
            </text:list-item>
            <text:list-item>
              <text:p text:style-name="P20">TextView displays the detected face information</text:p>
            </text:list-item>
          </text:list>
        </text:list-item>
      </text:list>
      <text:p text:style-name="P30"/>
      <text:p text:style-name="P29"><text:soft-page-break/><text:span text:style-name="T24">A FaceDetector instance is created with specifying the maximum face number you want to detect, o</text:span>nce <text:span text:style-name="T11">the captured image file is read as Bitmap. </text:span></text:p>
      <text:p text:style-name="P8">Bitmap <text:bookmark-start text:name="__DdeLink__7_680588919"/><text:span text:style-name="T4">mBackground</text:span>Bitmap<text:bookmark-end text:name="__DdeLink__7_680588919"/> = BitmapFactory.decodeFile(<text:span text:style-name="T11">filePath</text:span>, bitmap_options); </text:p>
      <text:p text:style-name="P24">FaceDetector faceDetector = new FaceDetector(mBackground<text:span text:style-name="T7">Bitmap </text:span>.getWidth(), <text:s/>mBackground<text:span text:style-name="T7">Bitmap</text:span>.getHeight(), MAX_FACE_NUM);</text:p>
      <text:p text:style-name="P24"/>
      <text:p text:style-name="P32">Initialize an array <text:span text:style-name="T12">for all found Face objects by calling </text:span><text:span text:style-name="T8">findFaces</text:span><text:span text:style-name="T12"> function</text:span> <text:span text:style-name="T12">and </text:span>get number of faces as return. </text:p>
      <text:p text:style-name="P7"><text:s/>mFaces = new Face[MAX_FACE_NUM];</text:p>
      <text:p text:style-name="P7"><text:s/>mFaceCount = faceDetector.findFaces(<text:span text:style-name="T4">mBackground</text:span>Bitmap, mFaces);</text:p>
      <text:p text:style-name="P7"/>
      <text:p text:style-name="P31">Retrieve <text:span text:style-name="T12">detected face information, such as, eyeDistance, confidence, </text:span><text:s/>from detected faces. <text:span text:style-name="T13">Then construct a string for information displayed on the UI. </text:span></text:p>
      <text:p text:style-name="P22">for(int index = 0; index &lt; mFaceCount; index++) { </text:p>
      <text:p text:style-name="P22"><text:s text:c="3"/><text:tab/> ...</text:p>
      <text:p text:style-name="P22"><text:s text:c="4"/>eyeDistance = faces[index].eyesDistance(); </text:p>
      <text:p text:style-name="P22"><text:s text:c="4"/>confidence = faces[index].confidence(); </text:p>
      <text:p text:style-name="P22"><text:s text:c="4"/>String info = new String(...); </text:p>
      <text:p text:style-name="P11"><text:span text:style-name="T5"><text:s text:c="4"/>mInformationList.add(info); </text:span><text:span text:style-name="T6">}</text:span></text:p>
      <text:p text:style-name="P11"><text:span text:style-name="T6"/></text:p>
      <text:p text:style-name="P12">Mark each detected <text:span text:style-name="T14">faces by using function </text:span><text:span text:style-name="T9">getMidPoint. </text:span><text:span text:style-name="T26">In this case each face will be marked with a red circle. </text:span></text:p>
      <text:p text:style-name="P10">PointF mPoint = new PointF();</text:p>
      <text:p text:style-name="P10">Paint mPaint = new Paint();</text:p>
      <text:p text:style-name="P9">for(int i = 0; i &lt; mFaceCount; i++) { </text:p>
      <text:p text:style-name="P9"><text:s text:c="5"/><text:tab/>...</text:p>
      <text:p text:style-name="P9"><text:s text:c="4"/>FaceDetector.Face face = mFaces[i]; </text:p>
      <text:p text:style-name="P9"><text:s text:c="4"/>drawPaint.setColor(Color.RED); </text:p>
      <text:p text:style-name="P9"><text:s text:c="4"/>drawPaint.setAlpha(100); </text:p>
      <text:p text:style-name="P9"><text:s text:c="4"/>face.getMidPoint(midPoint); </text:p>
      <text:p text:style-name="P9"><text:s text:c="4"/>canvas.drawCircle(mPoint.x, mPoint.y, face.eyesDistance(), mPaint); } <text:s/></text:p>
      <text:p text:style-name="P13"/>
      <text:p text:style-name="P13"><text:span text:style-name="T18">To d</text:span><text:span text:style-name="T15">isplay the DisplayFaceInfoActivity UI takes a while due to the heavy load on the UI thread which </text:span><text:span text:style-name="T19">should</text:span><text:span text:style-name="T15"> be optimized. <text:s/></text:span><text:span text:style-name="T17">Camera orientation and aspect are not correctly set due to the time limit.</text:span></text:p>
      <text:p text:style-name="P5"/>
      <text:p text:style-name="P3"/>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7:10:32.878574233</meta:creation-date>
    <dc:date>2015-07-02T13:51:38.078965883</dc:date>
    <meta:editing-duration>PT6H17M51S</meta:editing-duration>
    <meta:editing-cycles>80</meta:editing-cycles>
    <meta:generator>LibreOffice/4.2.8.2$Linux_X86_64 LibreOffice_project/420m0$Build-2</meta:generator>
    <meta:document-statistic meta:table-count="0" meta:image-count="0" meta:object-count="0" meta:page-count="2" meta:paragraph-count="47" meta:word-count="411" meta:character-count="3128" meta:non-whitespace-character-count="2697"/>
  </office:meta>
</office:document-meta>
</file>